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5-09-2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5-08-2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5-07-1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5-06-2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5-05-2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5-05-19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5-04-22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5-03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5-02-0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4-12-3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4-11-2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4-10-1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4-09-2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4-08-2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4-07-1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4-06-18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4-05-0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4-04-18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4-03-21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4-02-2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4-01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3-12-1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3-11-1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3-10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3-09-1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3-08-1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3-07-1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3-06-2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3-05-1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3-04-27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3-03-23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3-02-1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3-01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2-12-3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2-11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2-10-3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2-09-2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2-08-3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2-07-2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2-06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2-05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2-04-2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2-03-3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2-02-2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1-12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1-11-2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1-11-0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1-09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1-08-2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1-07-1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1-06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1-05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1-03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1-02-2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1-01-2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0-12-2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0-12-0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0-10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0-09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0-07-3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0-02-2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20-01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9-12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9-11-2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9-10-3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9-10-0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9-08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9-07-3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9-07-1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9-05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9-04-1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9-03-1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8-12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8-10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8-09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8-08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8-07-2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8-06-2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8-05-30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8-03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8-02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7-12-2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7-11-2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7-08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7-07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7-06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7-05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7-04-1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7-02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7-01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6-12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6-11-2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6-10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6-09-2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6-08-3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6-08-0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6-06-3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6-05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6-04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6-03-1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6-02-1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5-05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5-04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4-12-1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4-10-2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4-09-2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4-08-1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4-07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4-06-1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4-05-1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4-04-1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4-03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4-01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3-12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3-11-1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3-10-3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3-09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3-08-2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3-07-3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3-07-1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3-06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3-05-2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3-04-1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3-03-21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3-02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3-01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2-12-2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2-11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2-10-22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2-09-2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2-08-23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2-07-2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2-06-14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2-05-31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2-03-22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2-02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2-01-2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1-12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1-11-1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1-10-2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1-09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1-08-1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1-07-2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1-06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1-05-2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1-02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0-12-2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0-11-2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0-10-2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0-09-3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0-08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0-07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0-06-3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0-05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0-04-2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0-04-0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0-02-2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10-01-1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9-12-2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9-11-2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9-10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9-09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9-08-1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9-07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9-06-1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9-05-1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9-04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9-03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9-02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9-01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8-12-1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8-11-1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8-10-1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8-09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8-08-1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8-07-1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8-06-1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8-05-1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8-05-0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8-04-0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8-02-2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8-01-2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7-12-1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7-11-2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7-10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7-09-1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7-08-2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7-07-3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7-06-2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7-05-1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7-04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7-03-2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7-02-2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7-01-1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6-12-2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6-11-1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6-10-1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6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6-08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6-07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6-06-1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6-05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6-04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6-03-2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6-02-2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6-01-2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5-12-2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5-11-2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5-10-2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5-09-2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5-08-1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5-07-2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5-06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5-05-0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5-03-1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2-04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2000-01-1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9-12-2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9-11-1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9-10-2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9-09-2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9-08-17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9-07-2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9-06-1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9-05-1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9-04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9-03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9-02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8-12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8-11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8-10-1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8-09-2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8-08-26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8-07-2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8-06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8-05-2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8-04-2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8-03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8-02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8-01-2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7-12-1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7-11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7-10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7-09-1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7-08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7-08-1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7-07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7-06-1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7-05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7-03-1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7-02-2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7-01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6-12-1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6-09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6-09-1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6-06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6-05-17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6-03-1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6-01-2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5-12-0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5-12-0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5-09-2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5-07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5-06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5-05-22 1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5-03-1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5-01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4-12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4-10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4-09-2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4-08-2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4-07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4-06-2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4-06-1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4-05-1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4-04-1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4-03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4-02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4-02-0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12-2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11-2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10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09-2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08-1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07-1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06-2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06-1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05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04-2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03-3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03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02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01-2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3-01-04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2-11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2-10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2-09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2-08-2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2-07-1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2-06-1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2-06-0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2-05-1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2-04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2-03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2-02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2-01-2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1-12-1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1-11-18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1-11-0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1-10-1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1-09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1-08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1-07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1-06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1-05-1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1-04-1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1-03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1-02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1-01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0-12-1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0-11-1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0-10-1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0-09-13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0-08-1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0-07-11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0-06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0-05-2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0-04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0-03-2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90-02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9-12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9-11-1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9-10-1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9-09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9-08-2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9-07-24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9-06-21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9-05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9-04-1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9-03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9-02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9-01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8-12-0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8-11-1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8-10-3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8-09-2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8-08-1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8-07-1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8-06-2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8-05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8-04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8-03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8-02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8-01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7-11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7-10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7-09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7-03-1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6-12-0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6-09-0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6-06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6-03-1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5-12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5-04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5-04-0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4-12-1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4-09-1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4-06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4-04-0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4-01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3-09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3-07-0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3-03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3-01-2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01073343205</text:p>
          </table:table-cell>
          <table:table-cell office:value-type="string" calcext:value-type="string">
            <text:p>N <text:s/>6294. 2</text:p>
          </table:table-cell>
          <table:table-cell office:value-type="string" calcext:value-type="string">
            <text:p>1982-09-2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04" meta:object-count="0"/>
    <meta:user-defined meta:name="AppVersion">3.0</meta:user-defined>
  </office:meta>
</office:document-meta>
</file>